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style="italic" style:font-style-asian="italic" style:font-style-complex="italic"/>
    </style:style>
    <style:style style:name="P5" style:family="paragraph" style:parent-style-name="Standard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color="#000000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4700b8"/>
    </style:style>
    <style:style style:name="T4" style:family="text">
      <style:text-properties fo:color="#4700b8" style:font-name="Courier New" fo:font-size="10pt" style:font-name-asian="Courier New" style:font-size-asian="10pt" style:font-name-complex="Courier New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tilidades de la interfaz del caso de uso "Administración Pedidos":</text:p>
      <text:p text:style-name="Standard"/>
      <text:p text:style-name="Standard"><text:s text:c="2"/>· La tabla "Pedidos Realizados" muestra los pedidos existentes en la BD que se hallan en los estados Confirmado, Preparado, Enviado, Entregado y Cancelado.</text:p>
      <text:p text:style-name="Standard"><text:s text:c="2"/>· Los checkbox nos permiten mostrar en la tabla solamente los pedidos que se encuentren en un determinado estado.</text:p>
      <text:p text:style-name="Standard"><text:s text:c="2"/>· Cualquiera de los pedidos que aparecen en la tabla es seleccionable pinchando sobre él.</text:p>
      <text:p text:style-name="Standard"><text:s text:c="2"/>· El estado y el transportista de un pedido son modificables desde la ventana “DetallePedido”.</text:p>
      <text:p text:style-name="Standard"><text:s text:c="2"/>· El botón "Ver Detalle" nos muestra en una nueva ventana los detalles del pedido seleccionado en la tabla.</text:p>
      <text:p text:style-name="Standard"><text:s text:c="2"/>· El botón "Guardar Cambios" guarda en la BD los cambios introducidos en la tabla y cierra la ventana.</text:p>
      <text:p text:style-name="Standard"><text:s text:c="2"/>· El botón "Cancelar" cierra la ventana de "Administración Pedidos" sin guardar los cambios.</text:p>
      <text:p text:style-name="Standard"/>
      <text:p text:style-name="P1">Pruebas de aceptación sobre la interfaz del caso de uso "Administración Pedidos":</text:p>
      <text:p text:style-name="Standard"/>
      <text:p text:style-name="P4">Pedidos Realizados:</text:p>
      <text:p text:style-name="P3">1· Muestra solamente los pedidos que se hallan en los estados seleccionados en los checkboxes.</text:p>
      <text:p text:style-name="P3"/>
      <text:p text:style-name="P3"><text:span text:style-name="T1">Checkboxes</text:span>:</text:p>
      <text:p text:style-name="P3">2· Por defecto estará seleccionada la opción "transportista sin asignar" y “Confirmado”.</text:p>
      <text:p text:style-name="P3">3· La selección de "Todos" implica que se deben marcar todos los demás checkboxes, puesto que es la unión de los mismos.</text:p>
      <text:p text:style-name="P3">4· La des selección de cualquier checkbox estando "Todos" implica que se debe desmarcar el checkbox “Todos”.</text:p>
      <text:p text:style-name="P3">5· Si no hay pedidos en el estado seleccionado en el checkbox, se muestra un mensaje de aviso “<text:span text:style-name="T2">Debe seleccionar un pedido primero.</text:span>”. La tabla no mostrará ningún pedido.</text:p>
      <text:p text:style-name="P3"/>
      <text:p text:style-name="P4">Ver detalle:</text:p>
      <text:p text:style-name="P3">6· Muestra correctamente los detalles del pedido seleccionado en la tabla: Tipo de Naranja, Cantidad, Precio, Transportista y Cliente, Fechas/Autores de cambios de estado...</text:p>
      <text:p text:style-name="P3">7· Solo son editables el campo “Estado” y el “Transportista”.</text:p>
      <text:p text:style-name="P3">8· Si no hay ningún pedido seleccionado en la tabla se muestra un mensaje de error “<text:span text:style-name="T2">Debe seleccionar un pedido primero.</text:span>”</text:p>
      <text:p text:style-name="P4"/>
      <text:p text:style-name="P4">Cambio estado:</text:p>
      <text:p text:style-name="P3">9· El cambio solo podrá realizarse si corresponde a una transición de estados válida para el administrador: Confirmado → Validado || Cancelado, Validado → Cancelado, Preparado → Cancelado, Enviado → Cancelado, Entregado → Cancelado.</text:p>
      <text:p text:style-name="P3">10- Se guarde la fecha y el responsable del cambio de estado.</text:p>
      <text:p text:style-name="P3"/>
      <text:p text:style-name="P4">Cambio transportista:</text:p>
      <text:p text:style-name="P3">11· No puede cambiarse el transportista en un envío que se halle en estado Enviado, Entregado.</text:p>
      <text:p text:style-name="P5"/>
      <text:p text:style-name="P5">Guardar cambios:</text:p>
      <text:p text:style-name="P3"/>
      <text:p text:style-name="P3">12- Se guardan los cambios en la base de datos y se cierra la ventana.</text:p>
      <text:p text:style-name="P3"/>
      <text:p text:style-name="P4">Cancelar:</text:p>
      <text:p text:style-name="P6">13 - Los cambios realizados desde la última vez que se pulsó la opción “Guardar cambios” o desde la última vez que se entró a la ventana serán descartado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letter-kerning="true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9T20:29:32</meta:creation-date>
    <dc:date>2008-11-17T20:15:19.29</dc:date>
    <meta:editing-cycles>8</meta:editing-cycles>
    <meta:editing-duration>PT01H43M00S</meta:editing-duration>
    <meta:generator>OpenOffice.org/3.0$Win32 OpenOffice.org_project/300m9$Build-9358</meta:generator>
    <meta:document-statistic meta:table-count="0" meta:image-count="0" meta:object-count="0" meta:page-count="1" meta:paragraph-count="29" meta:word-count="423" meta:character-count="2560"/>
  </office:meta>
</office:document-meta>
</file>